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Time (s)</text:p>
          </table:table-cell>
          <table:table-cell office:value-type="string" table:style-name="ce1">
            <text:p>System Current (mA)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Network Active</text:p>
          </table:table-cell>
          <table:table-cell office:value-type="float" office:value="8" table:style-name="ce1">
            <text:p>8</text:p>
          </table:table-cell>
          <table:table-cell office:value-type="float" office:value="40" table:style-name="ce1">
            <text:p>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Refresh</text:p>
          </table:table-cell>
          <table:table-cell office:value-type="float" office:value="28" table:style-name="ce1">
            <text:p>28</text:p>
          </table:table-cell>
          <table:table-cell office:value-type="float" office:value="15" table:style-name="ce1">
            <text:p>15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Times per day</text:p>
          </table:table-cell>
          <table:table-cell office:value-type="float" office:value="8" table:style-name="ce1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Daily current draw (mAh)</text:p>
          </table:table-cell>
          <table:table-cell table:style-name="ce1"/>
          <table:table-cell office:value-type="float" office:value="1.6444444444444444" table:formula="of:=[.B5]*([.B2]*[.C2]/3600+[.B3]*[.C3]/3600)" table:style-name="ce1">
            <text:p>1.644444444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Sleep current</text:p>
          </table:table-cell>
          <table:table-cell table:style-name="ce1"/>
          <table:table-cell office:value-type="float" office:value="0.08" table:style-name="ce1">
            <text:p>0.08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Daily sleep current draw (mAh)</text:p>
          </table:table-cell>
          <table:table-cell table:style-name="ce1"/>
          <table:table-cell office:value-type="float" office:value="1.92" table:formula="of:=[.C8]*24" table:style-name="ce1">
            <text:p>1.92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attery Capacity (mAh)</text:p>
          </table:table-cell>
          <table:table-cell table:style-name="ce1"/>
          <table:table-cell office:value-type="float" office:value="2000" table:style-name="ce1">
            <text:p>200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Battery life (days)</text:p>
          </table:table-cell>
          <table:table-cell table:style-name="ce1"/>
          <table:table-cell office:value-type="float" office:value="561.09725685785543" table:formula="of:=[.C11]/([.C9]+[.C6])" table:style-name="ce1">
            <text:p>561.0972569</text:p>
          </table:table-cell>
          <table:table-cell table:number-columns-repeated="16381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7726</meta:generator>
    <meta:initial-creator>Richard Lin</meta:initial-creator>
    <dc:creator>Richard Lin</dc:creator>
    <meta:creation-date>2024-06-07T03:41:18Z</meta:creation-date>
    <dc:date>2024-07-02T04:33:43Z</dc:date>
  </office:meta>
</office:document-meta>
</file>